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2.1654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6429in"/>
    </style:style>
    <style:style style:name="co10" style:family="table-column">
      <style:table-column-properties fo:break-before="auto" style:column-width="0.4283in"/>
    </style:style>
    <style:style style:name="co11" style:family="table-column">
      <style:table-column-properties fo:break-before="auto" style:column-width="0.45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7827in"/>
    </style:style>
    <style:style style:name="co16" style:family="table-column">
      <style:table-column-properties fo:break-before="auto" style:column-width="0.5898in"/>
    </style:style>
    <style:style style:name="co17" style:family="table-column">
      <style:table-column-properties fo:break-before="auto" style:column-width="0.8035in"/>
    </style:style>
    <style:style style:name="co18" style:family="table-column">
      <style:table-column-properties fo:break-before="auto" style:column-width="0.4717in"/>
    </style:style>
    <style:style style:name="co19" style:family="table-column">
      <style:table-column-properties fo:break-before="auto" style:column-width="0.4819in"/>
    </style:style>
    <style:style style:name="co20" style:family="table-column">
      <style:table-column-properties fo:break-before="auto" style:column-width="0.5146in"/>
    </style:style>
    <style:style style:name="co21" style:family="table-column">
      <style:table-column-properties fo:break-before="auto" style:column-width="0.4929in"/>
    </style:style>
    <style:style style:name="co22" style:family="table-column">
      <style:table-column-properties fo:break-before="auto" style:column-width="0.7283in"/>
    </style:style>
    <style:style style:name="co23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map style:condition="cell-content()=0" style:apply-style-name="Accent" style:base-cell-address="အစား.B2"/>
    </style:style>
    <style:style style:name="ce2" style:family="table-cell" style:parent-style-name="Default" style:data-style-name="N99"/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အစား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ပုစွန်</text:p>
          </table:table-cell>
          <table:table-cell office:value-type="string" calcext:value-type="string">
            <text:p>ကြက်</text:p>
          </table:table-cell>
          <table:table-cell office:value-type="string" calcext:value-type="string">
            <text:p>ဝက်</text:p>
          </table:table-cell>
          <table:table-cell office:value-type="string" calcext:value-type="string">
            <text:p>ပင်လယ်စာ</text:p>
          </table:table-cell>
          <table:table-cell office:value-type="string" calcext:value-type="string">
            <text:p>ငါး</text:p>
          </table:table-cell>
          <table:table-cell office:value-type="string" calcext:value-type="string">
            <text:p>ပြေကြီးငါး</text:p>
          </table:table-cell>
          <table:table-cell office:value-type="string" calcext:value-type="string">
            <text:p>ကြက်ဉ</text:p>
          </table:table-cell>
          <table:table-cell office:value-type="string" calcext:value-type="string">
            <text:p>ပလိန်း</text:p>
          </table:table-cell>
          <table:table-cell office:value-type="string" calcext:value-type="string">
            <text:p>မှို</text:p>
          </table:table-cell>
          <table:table-cell office:value-type="string" calcext:value-type="string">
            <text:p>ပဲပြား</text:p>
          </table:table-cell>
          <table:table-cell office:value-type="string" calcext:value-type="string">
            <text:p>မာလာငါး</text:p>
          </table:table-cell>
          <table:table-cell office:value-type="string" calcext:value-type="string">
            <text:p>ကက္ကတစ်ငါး</text:p>
          </table:table-cell>
          <table:table-cell office:value-type="string" calcext:value-type="string">
            <text:p>အကြော်အလှော်</text:p>
          </table:table-cell>
          <table:table-cell office:value-type="string" calcext:value-type="string">
            <text:p>အသုပ်</text:p>
          </table:table-cell>
          <table:table-cell office:value-type="string" calcext:value-type="string">
            <text:p>အပေါင်း</text:p>
          </table:table-cell>
          <table:table-cell office:value-type="string" calcext:value-type="string">
            <text:p>အကင်</text:p>
          </table:table-cell>
          <table:table-cell office:value-type="string" calcext:value-type="string">
            <text:p>ဟင်းချို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ခေါက်ဆွဲကြော်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ကြာဇံကြော်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ထမင်းကြော်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ခေါက်ဆွဲပေါင်း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ကြာဇံပေါင်း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ထမင်းပေါင်း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ပသျူးထမင်းကြော်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အစိမ်းကြော်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ကြေးအိုး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ကြေးအိုးဆီချက်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ရိုးရိုးဆီချက်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ကြက်အကြွပ်ကြော်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အသားလုံးကြော်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တာင်ပံဆီဗူးကြော်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ကြက်အရေပြားကြော်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တောင်ပံဆီဗူးခရုဆီ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ဝက်နံရိုးကြော်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အသားပြားကြော်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ဝက်နံရိုးခရုဆီ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ဝက်အစုံခရုဆီ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ဝက်ခေါင်းခရုဆီ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ချဉ်စပ်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ခြောက်စပ်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ပဲငါးပိ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ကုန်းဘောင်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ချိုချဉ်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အသားလုံးချိိုချဉ်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ဘီးစတိတ်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တောက်တောက်ကြော်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ကြံမဆိုင်ကြော်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ပြည်လုံးချမ်းသာ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ငါးပေါင်း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ချိုစပ်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ကန်စွန်းရွက်ကြော်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ပဲပင်ပေါက်ကြော်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ကိုက်လန်ကြော်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မုန်ညှင်းကြော်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ရွှေပဲကြော်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ပန်းပွင့်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ပြောင်းဖူး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သီဟိုစေ့ကြော်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တာင်ပံသုပ်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မြေပဲကြော်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အသားသုပ်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အူချောင်းကြော်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ကြက်ဉမွှေကြော်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ဝကသားဒုတ်ထိုး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ကြက်အရေပြားသုပ်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ပြေကြီးငါးသုပ်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အူချိိုအချင်းတိုင်သုပ်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ဆီဗူးသုပ်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တောင်ပံဆီဗူးသုပ်</text:p>
          </table:table-cell>
          <table:table-cell table:number-columns-repeated="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ငါးသေတ္တောသုပ်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ပုစွန်သုပ်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ကြက်အစုံသုပ်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ဝက်အစုံသုပ်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ဝက်ခေါင်းသုပ်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ဝက်လက်ပါင်း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ဝက်သားပေါင်း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ဝက်နံရိုးပေါင်း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အခေါက်ကင်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တောင်ပံကင်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ဆီဗူးကင်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ဝက်အူချောင်းကင်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ငါးနီတူသုပ်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ပဲခြမ်းသုပ်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ခရမ်းချဉ်သီးသုပ်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ကျောက်ပွင့်သုပ်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ကြွက်နားရွက်သုပ်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အရွက်စုံသုပ်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ကန်စွန်းရွက်သုပ်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ပဲပင်ပေါက်သုပ်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ပဲပြားသုပ်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ဉနီသုပ်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ပြောင်းဖူးကင်သုပ်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ပုစွန်ခြောက်သုပ်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ဆေးဘဲဉသုပ်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ယိုးဒယားဟင်းချို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ကြံမဆိုင်ဟင်းချို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တုန်ယမ်းဟင်းချို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၁၂ မျိုးဟင်းချို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ငါးခေါင်းဟင်းချို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ကြက်ဉဆာလားဟင်းချို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မြူစွမ်ပြုတ်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ကြာဇံပြုတ်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ခေါက်ဆွဲပြုတ်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table:style-name="ce2"/>
          <table:table-cell table:number-columns-repeated="17"/>
        </table:table-row>
        <calcext:conditional-formats>
          <calcext:conditional-format calcext:target-range-address="အစား.B2:အစား.B87">
            <calcext:condition calcext:apply-style-name="Error" calcext:value="duplicate" calcext:base-cell-address="အစား.B2"/>
            <calcext:condition calcext:apply-style-name="Accent" calcext:value="=0" calcext:base-cell-address="အစား.B2"/>
          </calcext:conditional-format>
        </calcext:conditional-formats>
      </table:table>
      <table:table table:name="အသောက်" table:style-name="ta1">
        <office:forms form:automatic-focus="false" form:apply-design-mode="false"/>
        <table:table-column table:style-name="co15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အရက်</text:p>
          </table:table-cell>
          <table:table-cell office:value-type="string" calcext:value-type="string">
            <text:p>အအေး</text:p>
          </table:table-cell>
          <table:table-cell office:value-type="string" calcext:value-type="string">
            <text:p>ကော်ဗူး သေး</text:p>
          </table:table-cell>
          <table:table-cell office:value-type="string" calcext:value-type="string">
            <text:p>ကော်ဗူး ကြီး</text:p>
          </table:table-cell>
          <table:table-cell office:value-type="string" calcext:value-type="string">
            <text:p>သံဗူး</text:p>
          </table:table-cell>
          <table:table-cell table:style-name="ce5" office:value-type="string" calcext:value-type="string">
            <text:p>ပုလင်း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1ပတ်</text:p>
          </table:table-cell>
          <table:table-cell office:value-type="string" calcext:value-type="string">
            <text:p>1 lit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ရွှေ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ဆော်ဒါ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ki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ရေခဲ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ရေသန့်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09:09:30.948629528</meta:creation-date>
    <dc:date>2024-10-28T18:22:19.629588841</dc:date>
    <meta:editing-duration>PT3H58M58S</meta:editing-duration>
    <meta:editing-cycles>72</meta:editing-cycles>
    <meta:generator>LibreOffice/7.4.7.2$Linux_X86_64 LibreOffice_project/40$Build-2</meta:generator>
    <meta:document-statistic meta:table-count="2" meta:cell-count="1081" meta:object-count="0"/>
  </office:meta>
</office:document-meta>
</file>